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 style:font-family-generic="swiss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style:contextual-spacing="false"/>
      <style:text-properties style:font-name="Georgia" officeooo:rsid="000819d7" officeooo:paragraph-rsid="000819d7"/>
    </style:style>
    <style:style style:name="P2" style:family="paragraph" style:parent-style-name="Standard">
      <style:paragraph-properties fo:margin-top="0in" fo:margin-bottom="0in" style:contextual-spacing="false"/>
      <style:text-properties style:font-name="Georgia" officeooo:rsid="0009ea39" officeooo:paragraph-rsid="0009ea39"/>
    </style:style>
    <style:style style:name="P3" style:family="paragraph" style:parent-style-name="Standard">
      <style:paragraph-properties fo:margin-top="0in" fo:margin-bottom="0in" style:contextual-spacing="false"/>
      <style:text-properties style:font-name="Georgia" officeooo:rsid="000c0f25" officeooo:paragraph-rsid="000c0f25"/>
    </style:style>
    <style:style style:name="P4" style:family="paragraph" style:parent-style-name="Standard">
      <style:paragraph-properties fo:margin-top="0in" fo:margin-bottom="0in" style:contextual-spacing="false"/>
      <style:text-properties style:font-name="Georgia" fo:font-style="italic" officeooo:rsid="000819d7" officeooo:paragraph-rsid="000819d7" style:font-style-asian="italic" style:font-style-complex="italic"/>
    </style:style>
    <style:style style:name="P5" style:family="paragraph" style:parent-style-name="Standard">
      <style:paragraph-properties fo:margin-top="0in" fo:margin-bottom="0in" style:contextual-spacing="false"/>
      <style:text-properties style:font-name="Georgia" fo:font-style="italic" officeooo:rsid="0009ea39" officeooo:paragraph-rsid="0009ea39" style:font-style-asian="italic" style:font-style-complex="italic"/>
    </style:style>
    <style:style style:name="P6" style:family="paragraph" style:parent-style-name="Standard">
      <style:paragraph-properties fo:margin-top="0in" fo:margin-bottom="0in" style:contextual-spacing="false"/>
      <style:text-properties style:font-name="Georgia" fo:font-style="italic" officeooo:rsid="000c0f25" officeooo:paragraph-rsid="000c0f25" style:font-style-asian="italic" style:font-style-complex="italic"/>
    </style:style>
    <style:style style:name="P7" style:family="paragraph" style:parent-style-name="Standard">
      <style:paragraph-properties fo:margin-top="0in" fo:margin-bottom="0in" style:contextual-spacing="false"/>
      <style:text-properties style:font-name="Georgia" fo:font-style="italic" officeooo:rsid="000ef2e1" officeooo:paragraph-rsid="000ef2e1" style:font-style-asian="italic" style:font-style-complex="italic"/>
    </style:style>
    <style:style style:name="P8" style:family="paragraph" style:parent-style-name="Standard">
      <style:paragraph-properties fo:margin-top="0in" fo:margin-bottom="0in" style:contextual-spacing="false"/>
      <style:text-properties style:font-name="Georgia" officeooo:rsid="000ef2e1" officeooo:paragraph-rsid="000ef2e1"/>
    </style:style>
    <style:style style:name="P9" style:family="paragraph" style:parent-style-name="Standard" style:master-page-name="Standard">
      <style:paragraph-properties fo:margin-top="0in" fo:margin-bottom="0in" style:contextual-spacing="false" style:page-number="auto"/>
      <style:text-properties style:font-name="Georgia" officeooo:rsid="000819d7" officeooo:paragraph-rsid="000819d7"/>
    </style:style>
    <style:style style:name="T1" style:family="text">
      <style:text-properties officeooo:rsid="0009ea39"/>
    </style:style>
    <style:style style:name="T2" style:family="text">
      <style:text-properties officeooo:rsid="000ef2e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Such a life</text:p>
      <text:p text:style-name="P1">annoyingly hopeful</text:p>
      <text:p text:style-name="P1">gratefully dull</text:p>
      <text:p text:style-name="P1">and listless</text:p>
      <text:p text:style-name="P1"/>
      <text:p text:style-name="P4"><text:tab/><text:tab/><text:span text:style-name="T1">Surely you jest</text:span></text:p>
      <text:p text:style-name="P4"><text:tab/><text:tab/><text:span text:style-name="T1">for it's not a terrible</text:span></text:p>
      <text:p text:style-name="P4"><text:tab/><text:tab/><text:span text:style-name="T1">existence you feel</text:span></text:p>
      <text:p text:style-name="P4"><text:tab/><text:tab/><text:span text:style-name="T1">it is life</text:span></text:p>
      <text:p text:style-name="P2"/>
      <text:p text:style-name="P2">Life! Life you say</text:p>
      <text:p text:style-name="P2">how dare you speak</text:p>
      <text:p text:style-name="P2">of such fantasy!</text:p>
      <text:p text:style-name="P2">Of such nobility!</text:p>
      <text:p text:style-name="P2"/>
      <text:p text:style-name="P5"><text:tab/><text:tab/>Nobility? Of what</text:p>
      <text:p text:style-name="P5"><text:tab/><text:tab/>in this life is meant</text:p>
      <text:p text:style-name="P5"><text:tab/><text:tab/>to be noble?</text:p>
      <text:p text:style-name="P5"><text:tab/><text:tab/>Dare tell me</text:p>
      <text:p text:style-name="P2"/>
      <text:p text:style-name="P2">Oh you wish you</text:p>
      <text:p text:style-name="P2">had the answers</text:p>
      <text:p text:style-name="P2">it wasn't meant</text:p>
      <text:p text:style-name="P2">to be answered so</text:p>
      <text:p text:style-name="P2">quickly</text:p>
      <text:p text:style-name="P2"/>
      <text:p text:style-name="P5"><text:tab/><text:tab/>You call that quick?</text:p>
      <text:p text:style-name="P5"><text:tab/><text:tab/>I consider it a disaster.</text:p>
      <text:p text:style-name="P5"><text:tab/><text:tab/>Something terrible</text:p>
      <text:p text:style-name="P5"><text:tab/><text:tab/>and terrific at best!</text:p>
      <text:p text:style-name="P2"/>
      <text:p text:style-name="P3">Tis a lie</text:p>
      <text:p text:style-name="P3">you present</text:p>
      <text:p text:style-name="P3">to those</text:p>
      <text:p text:style-name="P3">lest prepared</text:p>
      <text:p text:style-name="P6"><text:soft-page-break/><text:tab/><text:tab/>A lie you say</text:p>
      <text:p text:style-name="P6"><text:tab/><text:tab/>what mannerisms</text:p>
      <text:p text:style-name="P6"><text:tab/><text:tab/>do you find</text:p>
      <text:p text:style-name="P6"><text:tab/><text:tab/>supporting that belief?</text:p>
      <text:p text:style-name="P3"/>
      <text:p text:style-name="P3">Everything you do</text:p>
      <text:p text:style-name="P3">and all you say</text:p>
      <text:p text:style-name="P3">comes at me</text:p>
      <text:p text:style-name="P3">with such force</text:p>
      <text:p text:style-name="P3"/>
      <text:p text:style-name="P6"><text:tab/><text:tab/><text:span text:style-name="T2">Oh so this is about you</text:span></text:p>
      <text:p text:style-name="P6"><text:tab/><text:tab/><text:span text:style-name="T2">is it?</text:span></text:p>
      <text:p text:style-name="P6"><text:tab/><text:tab/><text:span text:style-name="T2">Well let me tell you a thing</text:span></text:p>
      <text:p text:style-name="P6"><text:tab/><text:tab/><text:span text:style-name="T2">or two... you aren't it.</text:span></text:p>
      <text:p text:style-name="P3"/>
      <text:p text:style-name="P8">What's that</text:p>
      <text:p text:style-name="P8">to mean?</text:p>
      <text:p text:style-name="P8">I'm not it?</text:p>
      <text:p text:style-name="P8">Not it what?</text:p>
      <text:p text:style-name="P8"/>
      <text:p text:style-name="P7"><text:tab/><text:tab/>Exactly, you</text:p>
      <text:p text:style-name="P7"><text:tab/><text:tab/>don't have a clue</text:p>
      <text:p text:style-name="P7"><text:tab/><text:tab/>and you don't understand</text:p>
      <text:p text:style-name="P7"><text:tab/><text:tab/>it is but a dream in your mind</text:p>
      <text:p text:style-name="P8"/>
      <text:p text:style-name="P8">A dream?</text:p>
      <text:p text:style-name="P8">What foolishness</text:p>
      <text:p text:style-name="P8">do you speak of?</text:p>
      <text:p text:style-name="P8">Such riddles.</text:p>
      <text:p text:style-name="P8"/>
      <text:p text:style-name="P7"><text:tab/><text:tab/>I am not the one</text:p>
      <text:p text:style-name="P7"><text:tab/><text:tab/>in riddles</text:p>
      <text:p text:style-name="P7"><text:tab/><text:tab/>you are</text:p>
      <text:p text:style-name="P7"><text:tab/><text:tab/>yes even you</text:p>
      <text:p text:style-name="P8"/>
      <text:p text:style-name="P8"><text:soft-page-break/>Absurd! I say. Absurd!</text:p>
      <text:p text:style-name="P8">You are the one who</text:p>
      <text:p text:style-name="P8">decided to attack me!</text:p>
      <text:p text:style-name="P8">Not the other way around.</text:p>
      <text:p text:style-name="P8"/>
      <text:p text:style-name="P7"><text:tab/><text:tab/>Attack? Who said</text:p>
      <text:p text:style-name="P7"><text:tab/><text:tab/>anything about</text:p>
      <text:p text:style-name="P7"><text:tab/><text:tab/>an attack?</text:p>
      <text:p text:style-name="P7"><text:tab/><text:tab/>Surely not I.</text:p>
      <text:p text:style-name="P8"/>
      <text:p text:style-name="P8">Not you. Not you!</text:p>
      <text:p text:style-name="P8">Right, keep that</text:p>
      <text:p text:style-name="P8">in mind at your</text:p>
      <text:p text:style-name="P8">hearing.</text:p>
      <text:p text:style-name="P8"/>
      <text:p text:style-name="P7"><text:tab/><text:tab/>What on earth</text:p>
      <text:p text:style-name="P7"><text:tab/><text:tab/>are you blabbering</text:p>
      <text:p text:style-name="P7"><text:tab/><text:tab/>on about dear lad?</text:p>
      <text:p text:style-name="P7"><text:tab/><text:tab/>A hearing?</text:p>
      <text:p text:style-name="P8"/>
      <text:p text:style-name="P8">Oh yes. The one</text:p>
      <text:p text:style-name="P8">inside my mind.</text:p>
      <text:p text:style-name="P8">As we speak. It</text:p>
      <text:p text:style-name="P8">is being fought.</text:p>
      <text:p text:style-name="P8"/>
      <text:p text:style-name="P7"><text:tab/><text:tab/>I am your mind sir!</text:p>
      <text:p text:style-name="P7"><text:tab/><text:tab/>How dare you attempt</text:p>
      <text:p text:style-name="P7"><text:tab/><text:tab/>to attack me in such</text:p>
      <text:p text:style-name="P7"><text:tab/><text:tab/>a manner.</text:p>
      <text:p text:style-name="P8"/>
      <text:p text:style-name="P8">If you were my mind</text:p>
      <text:p text:style-name="P8">wouldn't you say</text:p>
      <text:p text:style-name="P8">something more</text:p>
      <text:p text:style-name="P8">nice to yourself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 style:font-family-generic="swiss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2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roid Sans Fallback" style:font-size-asian="12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style:contextual-spacing="false" fo:line-height="115%" fo:text-align="start" style:justify-single-word="false" fo:orphans="2" fo:widows="2" fo:hyphenation-ladder-count="no-limit" style:writing-mode="lr-tb"/>
      <style:text-properties fo:color="#00000a" style:font-name="Calibri" fo:font-family="Calibri" style:font-family-generic="roman" style:font-pitch="variable" fo:font-size="11pt" fo:language="en" fo:country="US" style:font-name-asian="SimSun" style:font-family-asian="SimSun" style:font-family-generic-asian="system" style:font-pitch-asian="variable" style:font-size-asian="11pt" style:language-asian="en" style:country-asian="US" style:font-name-complex="Calibri1" style:font-family-complex="Calibri" style:font-family-generic-complex="system" style:font-pitch-complex="variable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835in" style:contextual-spacing="false" fo:line-height="120%"/>
    </style:style>
    <style:style style:name="List" style:family="paragraph" style:parent-style-name="Text_20_body" style:default-outline-level="" style:class="list">
      <style:text-properties style:font-size-asian="12pt" style:font-name-complex="Mangal1" style:font-family-complex="Mangal" style:font-family-generic-complex="swiss"/>
    </style:style>
    <style:style style:name="Caption" style:family="paragraph" style:parent-style-name="Standard" style:default-outline-level="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Mangal1" style:font-family-complex="Mangal" style:font-family-generic-complex="swiss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5in" fo:page-height="7.9925in" style:num-format="1" style:print-orientation="portrait" fo:margin-top="0.1in" fo:margin-bottom="0.9in" fo:margin-left="0.7in" fo:margin-right="0.7in" style:writing-mode="lr-tb" style:layout-grid-color="#c0c0c0" style:layout-grid-lines="27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22T16:39:00</meta:creation-date>
    <meta:initial-creator>kyle</meta:initial-creator>
    <dc:language>en-US</dc:language>
    <dc:creator>Kyle Eggleston</dc:creator>
    <dc:date>2015-05-26T16:56:19.539864956</dc:date>
    <meta:editing-cycles>9</meta:editing-cycles>
    <meta:editing-duration>PT11M5S</meta:editing-duration>
    <meta:generator>LibreOffice/4.2.8.2$Linux_X86_64 LibreOffice_project/420m0$Build-2</meta:generator>
    <meta:document-statistic meta:table-count="0" meta:image-count="0" meta:object-count="0" meta:page-count="3" meta:paragraph-count="85" meta:word-count="280" meta:character-count="1401" meta:non-whitespace-character-count="1126"/>
    <meta:template xlink:type="simple" xlink:actuate="onRequest" xlink:title="Normal.dotm" xlink:href=""/>
  </office:meta>
</office:document-meta>
</file>